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6mm"/>
    </style:style>
    <style:style style:name="co2" style:family="table-column">
      <style:table-column-properties fo:break-before="auto" style:column-width="37.5mm"/>
    </style:style>
    <style:style style:name="co3" style:family="table-column">
      <style:table-column-properties fo:break-before="auto" style:column-width="43.46mm"/>
    </style:style>
    <style:style style:name="co4" style:family="table-column">
      <style:table-column-properties fo:break-before="auto" style:column-width="76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uliss-sensor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USB-A-H</text:p>
          </table:table-cell>
          <table:table-cell office:value-type="string" calcext:value-type="string">
            <text:p>USB-A-VERT</text:p>
          </table:table-cell>
          <table:table-cell office:value-type="string" calcext:value-type="string">
            <text:p>USB Connectors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USB-A-H</text:p>
          </table:table-cell>
          <table:table-cell office:value-type="string" calcext:value-type="string">
            <text:p>USB-A-VERT</text:p>
          </table:table-cell>
          <table:table-cell office:value-type="string" calcext:value-type="string">
            <text:p>USB Connectors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 office:value-type="float" office:value="61400826021" calcext:value-type="float">
            <text:p>61400826021</text:p>
          </table:table-cell>
          <table:table-cell office:value-type="string" calcext:value-type="string">
            <text:p>WR-COM Horizontal Dual Stacked USB Type A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table:number-columns-repeated="2" office:value-type="float" office:value="61400826021" calcext:value-type="float">
            <text:p>61400826021</text:p>
          </table:table-cell>
          <table:table-cell office:value-type="string" calcext:value-type="string">
            <text:p>WR-COM Horizontal Dual Stacked USB Type A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table:number-columns-repeated="2" office:value-type="float" office:value="61400826021" calcext:value-type="float">
            <text:p>61400826021</text:p>
          </table:table-cell>
          <table:table-cell office:value-type="string" calcext:value-type="string">
            <text:p>WR-COM Horizontal Dual Stacked USB Type A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table:number-columns-repeated="2" office:value-type="float" office:value="61400826021" calcext:value-type="float">
            <text:p>61400826021</text:p>
          </table:table-cell>
          <table:table-cell office:value-type="string" calcext:value-type="string">
            <text:p>WR-COM Horizontal Dual Stacked USB Type A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table:number-columns-repeated="2" office:value-type="float" office:value="61400826021" calcext:value-type="float">
            <text:p>61400826021</text:p>
          </table:table-cell>
          <table:table-cell office:value-type="string" calcext:value-type="string">
            <text:p>WR-COM Horizontal Dual Stacked USB Type A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2" office:value-type="float" office:value="61400826021" calcext:value-type="float">
            <text:p>61400826021</text:p>
          </table:table-cell>
          <table:table-cell office:value-type="string" calcext:value-type="string">
            <text:p>WR-COM Horizontal Dual Stacked USB Type A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table:number-columns-repeated="2" office:value-type="float" office:value="61400826021" calcext:value-type="float">
            <text:p>61400826021</text:p>
          </table:table-cell>
          <table:table-cell office:value-type="string" calcext:value-type="string">
            <text:p>WR-COM Horizontal Dual Stacked USB Type A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table:number-columns-repeated="2" office:value-type="float" office:value="61400826021" calcext:value-type="float">
            <text:p>61400826021</text:p>
          </table:table-cell>
          <table:table-cell office:value-type="string" calcext:value-type="string">
            <text:p>WR-COM Horizontal Dual Stacked USB Type A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CHIP-LED0603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F8574ADW</text:p>
          </table:table-cell>
          <table:table-cell office:value-type="string" calcext:value-type="string">
            <text:p>SOIC127P1030X265-16N</text:p>
          </table:table-cell>
          <table:table-cell office:value-type="string" calcext:value-type="string">
            <text:p>REMOTE 8-BIT I/O EXPANDER FOR I2C BUS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OLIN_NODEMCUV3</text:p>
          </table:table-cell>
          <table:table-cell office:value-type="string" calcext:value-type="string">
            <text:p>ESP12E_DEVKIT_CHINA</text:p>
          </table:table-cell>
          <table:table-cell office:value-type="string" calcext:value-type="string">
            <text:p>LoLin NodeMCU V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1T13:04:00.569730000</dc:date>
    <meta:editing-duration>PT1M13S</meta:editing-duration>
    <meta:editing-cycles>1</meta:editing-cycles>
    <meta:document-statistic meta:table-count="1" meta:cell-count="119" meta:object-count="0"/>
    <meta:generator>LibreOffice/5.1.4.2$MacOSX_X86_64 LibreOffice_project/f99d75f39f1c57ebdd7ffc5f42867c12031db97a</meta:generator>
  </office:meta>
</office:document-meta>
</file>